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63B000004B701DD670B3BF836D2.png" manifest:media-type="image/png"/>
  <manifest:file-entry manifest:full-path="Pictures/10000001000006340000060A33AD56F5B506EFB8.png" manifest:media-type="image/png"/>
  <manifest:file-entry manifest:full-path="Pictures/1000000100000631000005DB02CE51601D69208A.png" manifest:media-type="image/png"/>
  <manifest:file-entry manifest:full-path="Pictures/10000001000006310000057B7089DC6EBD8BD099.png" manifest:media-type="image/png"/>
  <manifest:file-entry manifest:full-path="Pictures/100000010000063600000560AC045FBC4B504E53.png" manifest:media-type="image/png"/>
  <manifest:file-entry manifest:full-path="Pictures/10000001000006280000054FD7E34071A876C4F3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f0483" officeooo:paragraph-rsid="001f04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draw:frame draw:style-name="fr1" draw:name="Image1" text:anchor-type="char" svg:x="0.406cm" svg:y="0.083cm" svg:width="16.388cm" svg:height="16.974cm" draw:z-index="0"><draw:image xlink:href="Pictures/10000001000006280000054FD7E34071A876C4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252cm" svg:y="0.102cm" svg:width="16.388cm" svg:height="15.224cm" draw:z-index="1"><draw:image xlink:href="Pictures/100000010000063600000560AC045FBC4B504E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263cm" svg:y="0.007cm" svg:width="17cm" svg:height="16.551cm" draw:z-index="2"><draw:image xlink:href="Pictures/10000001000006340000060A33AD56F5B506EFB8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132cm" svg:y="0.069cm" svg:width="17cm" svg:height="15.046cm" draw:z-index="3"><draw:image xlink:href="Pictures/10000001000006310000057B7089DC6EBD8BD09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-0.286cm" svg:y="0.034cm" svg:width="17cm" svg:height="16.078cm" draw:z-index="4"><draw:image xlink:href="Pictures/1000000100000631000005DB02CE51601D6920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0.131cm" svg:y="3.094cm" svg:width="17cm" svg:height="12.864cm" draw:z-index="5"><draw:image xlink:href="Pictures/100000010000063B000004B701DD670B3BF836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8:22:16.529801348</meta:creation-date>
    <dc:date>2024-02-09T21:08:18.045478732</dc:date>
    <meta:editing-duration>PT2H46M2S</meta:editing-duration>
    <meta:editing-cycles>1</meta:editing-cycles>
    <meta:document-statistic meta:table-count="0" meta:image-count="6" meta:object-count="0" meta:page-count="6" meta:paragraph-count="0" meta:word-count="0" meta:character-count="0" meta:non-whitespace-character-count="0"/>
    <meta:generator>LibreOffice/7.5.3.2$MacOSX_X86_64 LibreOffice_project/9f56dff12ba03b9acd7730a5a481eea045e468f3</meta:generator>
  </office:meta>
</office:document-meta>
</file>